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lcance_20_alfas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cance alfa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distancia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bq</text:p>
          </table:table-cell>
          <table:table-cell table:number-columns-repeated="2"/>
          <table:table-cell>
            <draw:frame table:end-cell-address="'Alcance alfas'.N16" table:end-x="0.651cm" table:end-y="0.334cm" draw:z-index="0" draw:name="Gráfico 1" draw:style-name="gr1" draw:text-style-name="P1" svg:width="12.84cm" svg:height="7.62cm" svg:x="1.501cm" svg:y="0.388cm">
              <draw:object draw:notify-on-update-of-ranges="'Alcance alfas'.A2:'Alcance alfas'.A7 'Alcance alfas'.C2:'Alcance alfas'.C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43" calcext:value-type="float">
            <text:p>42343</text:p>
          </table:table-cell>
          <table:table-cell office:value-type="float" office:value="143" calcext:value-type="float">
            <text:p>143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8485" calcext:value-type="float">
            <text:p>8485</text:p>
          </table:table-cell>
          <table:table-cell office:value-type="float" office:value="28.3" calcext:value-type="float">
            <text:p>28,3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24" calcext:value-type="float">
            <text:p>5924</text:p>
          </table:table-cell>
          <table:table-cell office:value-type="float" office:value="19.8" calcext:value-type="float">
            <text:p>19,8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584" calcext:value-type="float">
            <text:p>3584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7" calcext:value-type="float">
            <text:p>2607</text:p>
          </table:table-cell>
          <table:table-cell office:value-type="float" office:value="8.7" calcext:value-type="float">
            <text:p>8,7</text:p>
          </table:table-cell>
          <table:table-cell table:number-columns-repeated="6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102" calcext:value-type="float">
            <text:p>1102</text:p>
          </table:table-cell>
          <table:table-cell office:value-type="float" office:value="3.67" calcext:value-type="float">
            <text:p>3,67</text:p>
          </table:table-cell>
          <table:table-cell table:number-columns-repeated="61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'Alcance alfas'.N33" table:end-x="0.846cm" table:end-y="0.458cm" draw:z-index="1" draw:name="Gráfico 2" draw:style-name="gr1" draw:text-style-name="P1" svg:width="12.823cm" svg:height="7.619cm" svg:x="0.002cm" svg:y="0.446cm">
              <draw:object draw:notify-on-update-of-ranges="'Alcance alfas'.A2:'Alcance alfas'.A7 'Alcance alfas'.B2:'Alcance alfas'.B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1:49:10.6706664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lcance_20_alfas" style:display-name="PageStyle_Alcance alf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dc:creator>inmac</dc:creator>
    <meta:creation-date>2024-03-05T14:01:11</meta:creation-date>
    <dc:date>2024-03-05T15:07:48</dc:date>
    <meta:generator>LibreOffice/6.4.7.2$Linux_X86_64 LibreOffice_project/40$Build-2</meta:generator>
    <meta:document-statistic meta:table-count="1" meta:cell-count="21" meta:object-count="2"/>
    <meta:user-defined meta:name="ICV">40ACDA5A606B48C488EABF6B71DFA79A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41cm" svg:height="7.619cm" xlink:href=".." xlink:type="simple" chart:class="chart:scatter" chart:style-name="ch1">
        <chart:title svg:x="4.325cm" svg:y="0.287cm" chart:style-name="ch2">
          <text:p>Título del gráfico</text:p>
        </chart:title>
        <chart:plot-area chart:style-name="ch3" table:cell-range-address="'Alcance alfas'.A2:'Alcance alfas'.A7 'Alcance alfas'.C2:'Alcance alfas'.C7" svg:x="0.256cm" svg:y="1.298cm" svg:width="12.329cm" svg:height="6.169cm">
          <chartooo:coordinate-region svg:x="0.785cm" svg:y="1.486cm" svg:width="11.477cm" svg:height="5.50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lcance alfas'.C2:'Alcance alfas'.C7" chart:class="chart:scatter">
            <chart:domain table:cell-range-address="'Alcance alfas'.A2:'Alcance alfas'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lcance alfas'.A2:'Alcance alfas'.A7</svg:desc>
                </draw:g>
              </table:table-cell>
              <table:table-cell office:value-type="float" office:value="143">
                <text:p>143</text:p>
                <draw:g>
                  <svg:desc>'Alcance alfas'.C2:'Alcance alfas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3.67">
                <text:p>3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 loext:external-data="xl/charts/style2.xml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4cm" svg:height="7.62cm" xlink:href=".." xlink:type="simple" chart:class="chart:scatter" chart:style-name="ch1">
        <chart:title svg:x="4.317cm" svg:y="0.287cm" chart:style-name="ch2">
          <text:p>Título del gráfico</text:p>
        </chart:title>
        <chart:plot-area chart:style-name="ch3" table:cell-range-address="'Alcance alfas'.A2:'Alcance alfas'.B7" svg:x="0.256cm" svg:y="1.298cm" svg:width="12.312cm" svg:height="6.17cm">
          <chartooo:coordinate-region svg:x="1.426cm" svg:y="1.486cm" svg:width="11.033cm" svg:height="5.5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lcance alfas'.B2:'Alcance alfas'.B7" chart:class="chart:scatter">
            <chart:domain table:cell-range-address="'Alcance alfas'.A2:'Alcance alfas'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lcance alfas'.A2:'Alcance alfas'.A7</svg:desc>
                </draw:g>
              </table:table-cell>
              <table:table-cell office:value-type="float" office:value="42343">
                <text:p>42343</text:p>
                <draw:g>
                  <svg:desc>'Alcance alfas'.B2:'Alcance alfas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8485">
                <text:p>8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1102">
                <text:p>1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